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4.549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ccf4c6"/>
    </style:style>
    <style:style style:name="ce5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Mana Value</text:p>
          </table:table-cell>
          <table:table-cell table:style-name="ce2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4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table:style-name="ce6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ying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ack</text:p>
          </table:table-cell>
          <table:table-cell table:style-name="ce5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ue</text:p>
          </table:table-cell>
          <table:table-cell table:style-name="ce5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4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White,Red,Black,Green,Blue</text:p>
          </table:table-cell>
          <table:table-cell table:style-name="ce4" office:value-type="string" calcext:value-type="string">
            <text:p>King Laios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cille Mad Sorcerer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White,Green,Red</text:p>
          </table:table-cell>
          <table:table-cell table:style-name="ce5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 table:style-name="ce5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White</text:p>
          </table:table-cell>
          <table:table-cell table:style-name="ce4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Treasure Insects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Kabru Cove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Human Set (DDH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ungeon_meshi.B1:dungeon_meshi.G1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1:31:47.105792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1:37:52.610315781</dc:date>
    <meta:editing-duration>PT8H53M11S</meta:editing-duration>
    <meta:editing-cycles>21</meta:editing-cycles>
    <meta:generator>LibreOffice/26.2.2.2$Linux_X86_64 LibreOffice_project/620$Build-2</meta:generator>
    <meta:document-statistic meta:table-count="1" meta:cell-count="607" meta:object-count="0"/>
  </office:meta>
</office:document-meta>
</file>